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use-window-font-color="true" fo:font-weight="bold" officeooo:rsid="00287577" officeooo:paragraph-rsid="00287577" style:font-weight-asian="bold" style:font-weight-complex="bold"/>
    </style:style>
    <style:style style:name="P3" style:family="paragraph" style:parent-style-name="Text_20_body">
      <style:text-properties officeooo:rsid="0074cc87" officeooo:paragraph-rsid="0074cc87"/>
    </style:style>
    <style:style style:name="P4" style:family="paragraph" style:parent-style-name="Text_20_body">
      <style:paragraph-properties fo:margin-left="0cm" fo:margin-right="0cm" fo:orphans="2" fo:widows="2" fo:text-indent="0cm" style:auto-text-indent="false"/>
      <style:text-properties officeooo:rsid="005e58ec" officeooo:paragraph-rsid="00651599"/>
    </style:style>
    <style:style style:name="P5" style:family="paragraph" style:parent-style-name="Text_20_body">
      <style:paragraph-properties fo:margin-left="0cm" fo:margin-right="0cm" fo:orphans="2" fo:widows="2" fo:text-indent="0cm" style:auto-text-indent="false"/>
      <style:text-properties officeooo:rsid="00651599" officeooo:paragraph-rsid="007340b2"/>
    </style:style>
    <style:style style:name="P6" style:family="paragraph" style:parent-style-name="Standard">
      <style:paragraph-properties fo:margin-left="0cm" fo:margin-right="0cm" fo:orphans="2" fo:widows="2" fo:text-indent="0cm" style:auto-text-indent="false"/>
      <style:text-properties fo:language="en" fo:country="US" fo:font-style="normal" fo:font-weight="normal" style:font-style-asian="normal" style:font-weight-asian="normal" style:font-style-complex="normal" style:font-weight-complex="normal"/>
    </style:style>
    <style:style style:name="P7" style:family="paragraph" style:parent-style-name="Text_20_body" style:list-style-name="L1">
      <style:text-properties officeooo:paragraph-rsid="006b836b"/>
    </style:style>
    <style:style style:name="P8" style:family="paragraph" style:parent-style-name="Text_20_body" style:list-style-name="L1">
      <style:text-properties fo:font-weight="normal" officeooo:rsid="006a448b" officeooo:paragraph-rsid="006a448b" style:font-weight-asian="normal" style:font-weight-complex="normal"/>
    </style:style>
    <style:style style:name="P9" style:family="paragraph" style:parent-style-name="Text_20_body" style:list-style-name="L1">
      <style:text-properties fo:font-weight="normal" officeooo:rsid="006b836b" officeooo:paragraph-rsid="006c8ba8" style:font-weight-asian="normal" style:font-weight-complex="normal"/>
    </style:style>
    <style:style style:name="P10" style:family="paragraph" style:parent-style-name="Text_20_body" style:list-style-name="L1">
      <style:text-properties officeooo:rsid="007340b2" officeooo:paragraph-rsid="007340b2"/>
    </style:style>
    <style:style style:name="P11" style:family="paragraph" style:parent-style-name="Text_20_body" style:list-style-name="L1">
      <style:text-properties officeooo:rsid="00779243" officeooo:paragraph-rsid="00779243"/>
    </style:style>
    <style:style style:name="P12" style:family="paragraph" style:parent-style-name="Text_20_body" style:list-style-name="L2">
      <style:text-properties fo:color="#009900" officeooo:rsid="0052c6f1" officeooo:paragraph-rsid="007c98f3"/>
    </style:style>
    <style:style style:name="P13" style:family="paragraph" style:parent-style-name="Text_20_body" style:list-style-name="L2">
      <style:text-properties fo:color="#009900" officeooo:rsid="008116e6" officeooo:paragraph-rsid="008116e6"/>
    </style:style>
    <style:style style:name="P14" style:family="paragraph" style:parent-style-name="Text_20_body" style:list-style-name="L2">
      <style:text-properties fo:color="#009900" officeooo:rsid="0053d95c" officeooo:paragraph-rsid="0053d95c"/>
    </style:style>
    <style:style style:name="P15" style:family="paragraph" style:parent-style-name="Text_20_body" style:list-style-name="L2">
      <style:text-properties fo:color="#009900" officeooo:rsid="007ff2cc" officeooo:paragraph-rsid="007ff2cc"/>
    </style:style>
    <style:style style:name="P16" style:family="paragraph" style:parent-style-name="Text_20_body" style:list-style-name="L2">
      <style:text-properties fo:color="#ff3333" officeooo:rsid="005ff986" officeooo:paragraph-rsid="007d83db" fo:background-color="transparent"/>
    </style:style>
    <style:style style:name="P17" style:family="paragraph" style:parent-style-name="Text_20_body" style:list-style-name="L2">
      <style:text-properties fo:color="#ff3333" officeooo:rsid="005ff986" officeooo:paragraph-rsid="005ff986"/>
    </style:style>
    <style:style style:name="P18" style:family="paragraph" style:parent-style-name="Text_20_body" style:list-style-name="L2">
      <style:text-properties fo:color="#6666ff" officeooo:rsid="0074cc87" officeooo:paragraph-rsid="007d83db" fo:background-color="transparent"/>
    </style:style>
    <style:style style:name="P19" style:family="paragraph" style:parent-style-name="Text_20_body" style:list-style-name="L2">
      <style:text-properties fo:color="#6666ff" officeooo:rsid="003708dc" officeooo:paragraph-rsid="0056f501"/>
    </style:style>
    <style:style style:name="P20" style:family="paragraph" style:parent-style-name="Text_20_body" style:list-style-name="L2">
      <style:text-properties officeooo:rsid="005ff986" officeooo:paragraph-rsid="005ff986"/>
    </style:style>
    <style:style style:name="P21" style:family="paragraph" style:parent-style-name="Text_20_body" style:list-style-name="L2">
      <style:text-properties officeooo:rsid="003708dc" officeooo:paragraph-rsid="005ff986"/>
    </style:style>
    <style:style style:name="P22" style:family="paragraph" style:parent-style-name="Text_20_body" style:list-style-name="L2">
      <style:text-properties officeooo:rsid="003708dc" officeooo:paragraph-rsid="003708dc"/>
    </style:style>
    <style:style style:name="P23" style:family="paragraph" style:parent-style-name="Text_20_body" style:list-style-name="L2">
      <style:text-properties officeooo:rsid="0054c23e" officeooo:paragraph-rsid="0054c23e"/>
    </style:style>
    <style:style style:name="P24" style:family="paragraph" style:parent-style-name="Text_20_body" style:list-style-name="L2">
      <style:text-properties officeooo:rsid="0054c23e" officeooo:paragraph-rsid="005ff986"/>
    </style:style>
    <style:style style:name="P25" style:family="paragraph" style:parent-style-name="Text_20_body" style:list-style-name="L2">
      <style:text-properties officeooo:rsid="0056ef36" officeooo:paragraph-rsid="0056ef36"/>
    </style:style>
    <style:style style:name="P26" style:family="paragraph" style:parent-style-name="Text_20_body" style:list-style-name="L2">
      <style:text-properties officeooo:rsid="0038f4ee" officeooo:paragraph-rsid="0038f4ee"/>
    </style:style>
    <style:style style:name="P27" style:family="paragraph" style:parent-style-name="Text_20_body" style:list-style-name="L2">
      <style:text-properties officeooo:rsid="003b94aa" officeooo:paragraph-rsid="003b94aa"/>
    </style:style>
    <style:style style:name="P28" style:family="paragraph" style:parent-style-name="Standard" style:list-style-name="L2">
      <style:text-properties fo:font-size="11pt" style:font-size-asian="11pt" style:font-size-complex="11pt"/>
    </style:style>
    <style:style style:name="P29" style:family="paragraph" style:parent-style-name="Heading_20_1">
      <style:text-properties officeooo:rsid="006a448b" officeooo:paragraph-rsid="007340b2"/>
    </style:style>
    <style:style style:name="P30" style:family="paragraph" style:parent-style-name="Heading_20_1">
      <style:paragraph-properties fo:margin-left="0cm" fo:margin-right="0cm" fo:orphans="2" fo:widows="2" fo:text-indent="0cm" style:auto-text-indent="false"/>
      <style:text-properties officeooo:rsid="005e58ec" officeooo:paragraph-rsid="00651599"/>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523b9f"/>
    </style:style>
    <style:style style:name="T3" style:family="text">
      <style:text-properties officeooo:rsid="0055120f"/>
    </style:style>
    <style:style style:name="T4" style:family="text">
      <style:text-properties officeooo:rsid="0057681d"/>
    </style:style>
    <style:style style:name="T5" style:family="text">
      <style:text-properties fo:font-style="italic" officeooo:rsid="006c8ba8"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6b836b" style:font-weight-asian="normal" style:font-weight-complex="normal"/>
    </style:style>
    <style:style style:name="T8" style:family="text">
      <style:text-properties fo:font-weight="normal" officeooo:rsid="006c8ba8" style:font-weight-asian="normal" style:font-weight-complex="normal"/>
    </style:style>
    <style:style style:name="T9" style:family="text">
      <style:text-properties fo:font-weight="normal" officeooo:rsid="007970de" style:font-weight-asian="normal" style:font-weight-complex="normal"/>
    </style:style>
    <style:style style:name="T10" style:family="text">
      <style:text-properties fo:font-weight="normal" officeooo:rsid="007aaadc" style:font-weight-asian="normal" style:font-weight-complex="normal"/>
    </style:style>
    <style:style style:name="T11" style:family="text">
      <style:text-properties officeooo:rsid="00187ff5"/>
    </style:style>
    <style:style style:name="T12" style:family="text">
      <style:text-properties officeooo:rsid="0060d1fd"/>
    </style:style>
    <style:style style:name="T13" style:family="text">
      <style:text-properties officeooo:rsid="0064513b"/>
    </style:style>
    <style:style style:name="T14" style:family="text">
      <style:text-properties officeooo:rsid="006b5405"/>
    </style:style>
    <style:style style:name="T15" style:family="text">
      <style:text-properties officeooo:rsid="006c8ba8"/>
    </style:style>
    <style:style style:name="T16" style:family="text">
      <style:text-properties officeooo:rsid="00729d1e"/>
    </style:style>
    <style:style style:name="T17" style:family="text">
      <style:text-properties officeooo:rsid="007340b2"/>
    </style:style>
    <style:style style:name="T18" style:family="text">
      <style:text-properties fo:color="#ff3333"/>
    </style:style>
    <style:style style:name="T19" style:family="text">
      <style:text-properties fo:color="#ff3333" officeooo:rsid="0071de01"/>
    </style:style>
    <style:style style:name="T20" style:family="text">
      <style:text-properties fo:color="#ff3333" officeooo:rsid="0055120f"/>
    </style:style>
    <style:style style:name="T21" style:family="text">
      <style:text-properties fo:color="#ff3333" officeooo:rsid="008547b9"/>
    </style:style>
    <style:style style:name="T22" style:family="text">
      <style:text-properties fo:color="#6666ff"/>
    </style:style>
    <style:style style:name="T23" style:family="text">
      <style:text-properties fo:color="#009900"/>
    </style:style>
    <style:style style:name="T24" style:family="text">
      <style:text-properties fo:color="#009900" officeooo:rsid="00523b9f"/>
    </style:style>
    <style:style style:name="T25" style:family="text">
      <style:text-properties fo:color="#009900" fo:background-color="#ffff00" loext:char-shading-value="0"/>
    </style:style>
    <style:style style:name="T26" style:family="text">
      <style:text-properties fo:color="#009900" officeooo:rsid="0056ef36"/>
    </style:style>
    <style:style style:name="T27" style:family="text">
      <style:text-properties fo:color="#009900" officeooo:rsid="007ff2cc"/>
    </style:style>
    <style:style style:name="T28" style:family="text">
      <style:text-properties fo:color="#009900" officeooo:rsid="0056ef36" fo:background-color="transparent" loext:char-shading-value="0"/>
    </style:style>
    <style:style style:name="T29" style:family="text">
      <style:text-properties fo:color="#009900" officeooo:rsid="008116e6"/>
    </style:style>
    <style:style style:name="T30" style:family="text">
      <style:text-properties fo:color="#009900" officeooo:rsid="0083d60d"/>
    </style:style>
    <style:style style:name="T31" style:family="text">
      <style:text-properties fo:color="#009900" officeooo:rsid="008630e7"/>
    </style:style>
    <style:style style:name="T32" style:family="text">
      <style:text-properties officeooo:rsid="007d83db"/>
    </style:style>
    <style:style style:name="T33" style:family="text">
      <style:text-properties officeooo:rsid="007ff2cc"/>
    </style:style>
    <style:style style:name="T34" style:family="text">
      <style:text-properties officeooo:rsid="00803b32"/>
    </style:style>
    <style:style style:name="T35" style:family="text">
      <style:text-properties officeooo:rsid="008547b9"/>
    </style:style>
    <style:style style:name="T36" style:family="text">
      <style:text-properties officeooo:rsid="008630e7"/>
    </style:style>
    <style:style style:name="T37"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11">Multilingual Parsing from Raw Text to Universal Dependencies</text:span></text:p>
      <text:p text:style-name="P2"/>
      <text:h text:style-name="P30" text:outline-level="1">Contacts and URLs</text:h>
      <text:p text:style-name="P4"><text:span text:style-name="T13">W</text:span>ebsite: <text:a xlink:type="simple" xlink:href="http://universaldependencies.org/conll17/" text:style-name="Internet_20_link" text:visited-style-name="Visited_20_Internet_20_Link"><text:span text:style-name="T4">http://universaldependencies.org/conll17</text:span></text:a></text:p>
      <text:p text:style-name="P4">Email contact: <text:a xlink:type="simple" xlink:href="mailto:ud-conll-shared-task@gmail.com" text:style-name="Internet_20_link" text:visited-style-name="Visited_20_Internet_20_Link"><text:span text:style-name="T4">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4">@gmail.com</text:span></text:a></text:p>
      <text:p text:style-name="P5">Mailing list for the organiz<text:span text:style-name="T17">ing committee</text:span> (if you are not receiving this address, you probably have not confirmed the invitation; ask Dan Zeman for a new invitation): <text:a xlink:type="simple" xlink:href="mailto:ud-conll-shared-task@googlegroups.com" text:style-name="Internet_20_link" text:visited-style-name="Visited_20_Internet_20_Link">ud-conll-shared-task@googlegroups.com</text:a>. <text:span text:style-name="T17">(Non-members cannot send e-mails to this list; use the above contact instead.)</text:span></text:p>
      <text:h text:style-name="P29" text:outline-level="1">Rules for treebank inclusion</text:h>
      <text:list xml:id="list2522620358601780435" text:style-name="L1">
        <text:list-item>
          <text:p text:style-name="P8">Test data must contain at least 10,000 syntactic words (possibly after <text:span text:style-name="T14">re-splitting</text:span>). UDv2 annotated test data will not be part of the next UD release and they should not appear in the Github repositories <text:span text:style-name="T16">until</text:span> the shared task is over! (Not even in the dev branch.) Send the data to the shared task organizers by e-mail instead (see the contact above).</text:p>
        </text:list-item>
        <text:list-item>
          <text:p text:style-name="P8">Development data should also contain 10,000 words or more, but this is not so strict. Contact the shared task organizers if you are not able to meet this condition. <text:span text:style-name="T14">There is no size requirement for training data: if you have just 20,000 words, split it to 10K dev + 10K test and leave the training data empty.</text:span></text:p>
        </text:list-item>
        <text:list-item>
          <text:p text:style-name="P9">The UD validation script will be updated to check conformance with v2 guidelines. A treebank must pass the validation to be included in the shared task. (Test data will be validated only offline.) The validation will probably include a subset of what is now known as “content validation tests” (e.g. check that certain types of relations are left-headed). <text:span text:style-name="T15">Lemmas and morphological features are still optional</text:span><text:span text:style-name="T5"><office:annotation><dc:creator>Joakim Nivre</dc:creator><dc:date>2016-08-26T11:34:11</dc:date><text:p text:style-name="P31"><text:span text:style-name="T37">I think we should make morphological features obligatory. </text:span></text:p></office:annotation></text:span><text:span text:style-name="T5"><office:annotation><dc:creator>Daniel Zeman</dc:creator><dc:date>2016-08-26T17:22:40</dc:date><loext:sender-initials>DZ</loext:sender-initials><text:p text:style-name="P31"><text:span text:style-name="T38">Odpověď na Joakim Nivre (26.08.2016, 11:34): "..."</text:span></text:p><text:p><text:span text:style-name="T39">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text:span text:style-name="T15">, although treebank owners are strongly encouraged to include them.</text:span></text:p>
        </text:list-item>
        <text:list-item>
          <text:p text:style-name="P7"><text:span text:style-name="T7">The data must be ready and valid by February 15 (see also the time line below). </text:span><text:span text:style-name="T8">In exceptional cases we may allow deadline extension for the test data. E.g. the treebank is small, annotation is running but there are only 15,000 words available by the release deadline. The annotation team is confident that they can exceed 20,000 words soon; they will thus ask us to release 10,000 words as development data and wait for the remaining 5,000 words of test data. Obviously we do not want this to become a common practice because we want to announce the set of shared task languages in the beginning of March, and we do not want to withdraw a language later, should the annotators fail to supply the remaining data.</text:span></text:p>
        </text:list-item>
        <text:list-item>
          <text:p text:style-name="P10"><text:span text:style-name="T8">I</text:span><text:span text:style-name="T6">n order to give us an idea about how many languages we should expect, we ask the teams maintaining individual treebanks to let us know </text:span><text:span text:style-name="T9">by mid January</text:span><text:span text:style-name="T6"> that they are aiming at meeting the above conditions and have their data in the shared task.</text:span></text:p>
        </text:list-item>
        <text:list-item>
          <text:p text:style-name="P11"><text:span text:style-name="T6">As mentioned in the shared task specification, there will be a parallel test set of ~1000 sentences in selected shared task languages. DFKI and Google are generously providing translations &amp; annotations in selected languages (English, Spanish, Portuguese, French, Italian, Russian, Japanese, Hindi, Arabic, Indonesian, Chinese, Turkish, German). If you are maintaining a UD treebank in one of these languages, please let us know whether you can check the </text:span><text:span text:style-name="T10">annotation</text:span><text:span text:style-name="T6"> quality of the parallel data for us. If your language is not listed above but you are willing to translate these sentences from English to your language and annotate it UD v2 style, get in touch too (this is already the case of Swedish, Czech, Finnish and Norwegian).</text:span></text:p>
        </text:list-item>
      </text:list>
      <text:h text:style-name="Heading_20_1" text:outline-level="1"><text:span text:style-name="T2">Detailed t</text:span>imeline <text:span text:style-name="T2">(for organizers)</text:span></text:h>
      <text:p text:style-name="P3">Color coding of deadline addressees: <text:span text:style-name="T18">participants</text:span> – <text:span text:style-name="T22">“ordinary” data providers</text:span> – <text:span text:style-name="T23">specific data processing</text:span> – organizing committee.</text:p>
      <text:list xml:id="list7189765118699662021" text:style-name="L2">
        <text:list-item>
          <text:p text:style-name="P28">December 11 <text:span text:style-name="T32">(Sunday)</text:span>: Announcement of the shared task and set up of the shared task website. <text:span text:style-name="T18">Registration for the Shared Task open </text:span><text:span text:style-name="T19">(by e-mail </text:span><text:span text:style-name="T21">unless we manage to set up a web registration form</text:span><text:span text:style-name="T19">).</text:span></text:p>
        </text:list-item>
        <text:list-item>
          <text:p text:style-name="P12">Beginning of January: Translations done by DFKI should be available.</text:p>
        </text:list-item>
        <text:list-item>
          <text:p text:style-name="P16">January 10 <text:span text:style-name="T32">(Tuesday)</text:span>: Deadline for suggesting additional data by <text:span text:style-name="T12">participants</text:span> (registration necessary).</text:p>
        </text:list-item>
        <text:list-item>
          <text:p text:style-name="P18"><text:soft-page-break/>January 15 <text:span text:style-name="T32">(Sunday)</text:span>: “Commitment deadline” for data contributors – tell the organizers that you intend to have your data included.</text:p>
        </text:list-item>
        <text:list-item>
          <text:p text:style-name="P13">February 15 (Wednesday): The raw data from CommonCrawl, prepared by Turku, must now be available for Milan to start preparing UDPipe (no embeddings needed at this moment) and to train the detokenizer for languages lacking SpaceAfter=No.</text:p>
        </text:list-item>
        <text:list-item>
          <text:p text:style-name="P19">February 15 (Wednesday): Data freeze for UD v2 data that is going to be included in the shared task. <text:span text:style-name="T31">UDPipe will now be re-trained on the new data and applied to them, cross-validation style, so we can release predicted morphology too.</text:span></text:p>
        </text:list-item>
        <text:list-item>
          <text:p text:style-name="P20">February 20 <text:span text:style-name="T32">(Monday)</text:span>: Trial data publicly available.</text:p>
        </text:list-item>
        <text:list-item>
          <text:p text:style-name="P17">February 28 <text:span text:style-name="T32">(Tuesday)</text:span>: Task Registration deadline. Participants have to register to setup their evaluation space and other data, and get access to task data later.</text:p>
        </text:list-item>
        <text:list-item>
          <text:p text:style-name="P21">March 1 (Wednesday): Release of training + development data. <text:span text:style-name="T24">That includes </text:span><text:span text:style-name="T30">versions of training + development data with annotation predicted by UDPipe, and also</text:span><text:span text:style-name="T24"> the raw data with pre-computed word embeddings (Turku) and preprocessing by UDPipe (Milan).</text:span></text:p>
        </text:list-item>
        <text:list-item>
          <text:p text:style-name="P14">March <text:span text:style-name="T34">31 (Friday)</text:span>: Google annotation of <text:span text:style-name="T33">parallel</text:span> data from DFKI available.</text:p>
        </text:list-item>
        <text:list-item>
          <text:p text:style-name="P23"><text:span text:style-name="T23">April 16 (Sunday): </text:span><text:span text:style-name="T27">Parallel test</text:span><text:span text:style-name="T23"> data converted to v2 by Dan,</text:span> <text:span text:style-name="T22">language owners should now check them.</text:span></text:p>
        </text:list-item>
        <text:list-item>
          <text:p text:style-name="P15">April <text:span text:style-name="T35">23</text:span> (Sunday): A preliminary version of the surprise language test data, with manual POS tags, should be available for Milan to start training hyper-parameters.</text:p>
        </text:list-item>
        <text:list-item>
          <text:p text:style-name="P24"><text:span text:style-name="T23">April 30 (Sunday): Data-freeze for the </text:span><text:span text:style-name="T27">parallel</text:span><text:span text:style-name="T23"> test data </text:span><text:span text:style-name="T26">and for the surprise language test data</text:span><text:span text:style-name="T23">.</text:span> <text:span text:style-name="T22">All languages that did not take the mainstream path DFKI – Google – Dan – final check, must now be available in UDv2 too.</text:span> <text:span text:style-name="T28">Milan has now 1 week to process the data by UDPipe.</text:span></text:p>
        </text:list-item>
        <text:list-item>
          <text:p text:style-name="P25">May 1 (Monday): Descriptions of surprise languages and sample data released. <text:span text:style-name="T25">If we want to provide raw data for the surprise languages, it must be ready by now too.</text:span></text:p>
        </text:list-item>
        <text:list-item>
          <text:p text:style-name="P22">May 8 – 12 (Monday – Friday): Test phase. <text:span text:style-name="T3">We could make the test data available some time between Friday evening and Monday morning (preferably before European midnight Sunday-Monday). </text:span><text:span text:style-name="T20">The deadline for the system outputs could be Friday 23:59 Samoa Standard Time (UTC-11, i.e. Saturday 12:59 in Central Europe).</text:span><text:span text:style-name="T3"> </text:span></text:p>
        </text:list-item>
        <text:list-item>
          <text:p text:style-name="P22">May 15 (Monday): Results announced (someone has to work over the weekend).</text:p>
        </text:list-item>
        <text:list-item>
          <text:p text:style-name="P22"><text:span text:style-name="T18">May 26 (Friday): Submission of papers</text:span> (<text:span text:style-name="T1">we will have to negotiate extended deadline because the other ACL workshops will probably have their deadline on Friday May 19</text:span>).</text:p>
        </text:list-item>
        <text:list-item>
          <text:p text:style-name="P26">June 2 (Friday): Reviews due.</text:p>
        </text:list-item>
        <text:list-item>
          <text:p text:style-name="P26"><text:span text:style-name="T18">June 9 (Friday): Final papers due.</text:span> (While the other workshops probably will have the camera-ready deadline two weeks earlier, Friday May 26.)</text:p>
        </text:list-item>
        <text:list-item>
          <text:p text:style-name="P27">August 3 – 4 (Thursday – Friday): CoNLL conference, Vancouver, Canada</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8T17:12:03.395000000</dc:date>
    <meta:editing-duration>PT16H26M48S</meta:editing-duration>
    <meta:editing-cycles>114</meta:editing-cycles>
    <meta:generator>LibreOffice/5.1.5.2$Windows_x86 LibreOffice_project/7a864d8825610a8c07cfc3bc01dd4fce6a9447e5</meta:generator>
    <dc:creator>Daniel Zeman</dc:creator>
    <meta:document-statistic meta:table-count="0" meta:image-count="0" meta:object-count="0" meta:page-count="2" meta:paragraph-count="35" meta:word-count="1066" meta:character-count="6527" meta:non-whitespace-character-count="5513"/>
  </office:meta>
</office:document-meta>
</file>